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9100000223D2B33AAF617EC19F.png" manifest:media-type="image/png"/>
  <manifest:file-entry manifest:full-path="Pictures/1000020100000202000000C8397AA2592D262AB2.png" manifest:media-type="image/png"/>
  <manifest:file-entry manifest:full-path="Pictures/100000000000045E0000011765B7D60B0B6B2BAE.png" manifest:media-type="image/png"/>
  <manifest:file-entry manifest:full-path="Pictures/100000000000021A000000EBD70B3FB31370C105.jpg" manifest:media-type="image/jpeg"/>
  <manifest:file-entry manifest:full-path="Pictures/1000000000000203000001DC0725E8D55FADD47E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Pictures/1000000000000193000000AA12D58A5543FB92FD.png" manifest:media-type="image/png"/>
  <manifest:file-entry manifest:full-path="Pictures/10000000000000C8000000C8CEAC5367EB2A4F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37cm" fo:min-width="25.7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" style:family="graphic" style:parent-style-name="standard">
      <style:graphic-properties draw:stroke="none" draw:fill="none" draw:fill-color="#3333ff" fo:min-height="0.713cm"/>
    </style:style>
    <style:style style:name="gr5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1.778cm"/>
    </style:style>
    <style:style style:name="pr2" style:family="presentation" style:parent-style-name="Default-title">
      <style:graphic-properties draw:stroke="none" draw:fill="none" draw:fill-color="#ff3333" fo:min-height="1.57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8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0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color="#0000ff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098cm" svg:height="1.778cm" svg:x="2.54cm" svg:y="0.508cm" presentation:class="title" presentation:user-transformed="true">
          <draw:text-box>
            <text:p text:style-name="P1"><text:span text:style-name="T1">I Taller de FPGAs Libres. ETSIT-URJC</text:span></text:p>
          </draw:text-box>
        </draw:frame>
        <draw:frame presentation:style-name="pr2" draw:text-style-name="P3" draw:layer="layout" svg:width="4.23cm" svg:height="1.575cm" svg:x="18.824cm" svg:y="12.294cm">
          <draw:text-box>
            <text:p><text:span text:style-name="T2">24-Octubre 2019</text:span></text:p>
          </draw:text-box>
        </draw:frame>
        <draw:frame draw:style-name="gr1" draw:text-style-name="P4" draw:layer="layout" svg:width="5.057cm" svg:height="2.133cm" svg:x="18.345cm" svg:y="13.869cm">
          <draw:image xlink:href="Pictures/1000000000000193000000AA12D58A5543FB92FD.png" xlink:type="simple" xlink:show="embed" xlink:actuate="onLoad">
            <text:p/>
          </draw:image>
        </draw:frame>
        <draw:custom-shape draw:style-name="gr2" draw:text-style-name="P5" draw:layer="layout" svg:width="26.416cm" svg:height="3.81cm" svg:x="1.016cm" svg:y="16.51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8.636cm" svg:height="1.524cm" svg:x="1.778cm" svg:y="17.018cm">
          <draw:text-box>
            <text:p text:style-name="P6"><text:span text:style-name="T3">Juan González Gómez</text:span></text:p>
          </draw:text-box>
        </draw:frame>
        <draw:frame draw:style-name="gr4" draw:text-style-name="P8" draw:layer="layout" svg:width="7.868cm" svg:height="0.963cm" svg:x="1.784cm" svg:y="19.10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5" draw:text-style-name="P9" draw:layer="layout" svg:width="6.096cm" svg:height="1.27cm" svg:x="1.784cm" svg:y="18.034cm">
          <draw:text-box>
            <text:p text:style-name="P6"><text:span text:style-name="T5">@Obijuan_cube</text:span></text:p>
          </draw:text-box>
        </draw:frame>
        <draw:frame draw:style-name="gr1" draw:text-style-name="P4" draw:layer="layout" svg:width="5.813cm" svg:height="2.539cm" svg:x="10.188cm" svg:y="17.288cm">
          <draw:image xlink:href="Pictures/100000000000021A000000EBD70B3FB31370C105.jpg" xlink:type="simple" xlink:show="embed" xlink:actuate="onLoad">
            <text:p/>
          </draw:image>
        </draw:frame>
        <draw:frame draw:style-name="gr1" draw:text-style-name="P4" draw:layer="layout" svg:width="4.317cm" svg:height="1.987cm" svg:x="16.002cm" svg:y="17.824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4" draw:layer="layout" svg:width="3.571cm" svg:height="3.3cm" svg:x="20.574cm" svg:y="16.766cm">
          <draw:image xlink:href="Pictures/1000000000000203000001DC0725E8D55FADD47E.jpg" xlink:type="simple" xlink:show="embed" xlink:actuate="onLoad">
            <text:p/>
          </draw:image>
        </draw:frame>
        <draw:frame draw:style-name="gr1" draw:text-style-name="P4" draw:layer="layout" svg:width="2.82cm" svg:height="2.82cm" svg:x="24.104cm" svg:y="17.018cm">
          <draw:image xlink:href="Pictures/10000000000000C8000000C8CEAC5367EB2A4F49.png" xlink:type="simple" xlink:show="embed" xlink:actuate="onLoad">
            <text:p/>
          </draw:image>
        </draw:frame>
        <draw:frame draw:style-name="gr1" draw:text-style-name="P4" draw:layer="layout" svg:width="6.233cm" svg:height="2.425cm" svg:x="17.691cm" svg:y="9.087cm">
          <draw:image xlink:href="Pictures/1000020100000202000000C8397AA2592D262AB2.png" xlink:type="simple" xlink:show="embed" xlink:actuate="onLoad">
            <text:p/>
          </draw:image>
        </draw:frame>
        <draw:frame draw:style-name="gr1" draw:text-style-name="P4" draw:layer="layout" svg:width="7.138cm" svg:height="1.781cm" svg:x="17.246cm" svg:y="6.416cm">
          <draw:image xlink:href="Pictures/100000000000045E0000011765B7D60B0B6B2BAE.png" xlink:type="simple" xlink:show="embed" xlink:actuate="onLoad">
            <text:p/>
          </draw:image>
        </draw:frame>
        <draw:frame presentation:style-name="pr1" draw:text-style-name="P10" draw:layer="layout" svg:width="17.78cm" svg:height="1.778cm" svg:x="4.572cm" svg:y="3.302cm" presentation:class="title" presentation:user-transformed="true">
          <draw:text-box>
            <text:p text:style-name="P1"><text:span text:style-name="T6">Sesión 2: Bits y números</text:span></text:p>
          </draw:text-box>
        </draw:frame>
        <draw:frame draw:style-name="gr6" draw:text-style-name="P1" draw:layer="layout" svg:width="14.415cm" svg:height="8.636cm" svg:x="1.079cm" svg:y="6.35cm">
          <draw:image xlink:href="Pictures/100000000000039100000223D2B33AAF617EC19F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10-22T07:30:17.759892835</dc:date>
    <meta:editing-duration>P7DT21H52M23S</meta:editing-duration>
    <meta:editing-cycles>501</meta:editing-cycles>
    <meta:generator>LibreOffice/6.0.7.3$Linux_X86_64 LibreOffice_project/00m0$Build-3</meta:generator>
    <meta:print-date>2017-10-04T10:42:29.653181544</meta:print-date>
    <meta:document-statistic meta:object-count="38"/>
  </office:meta>
</office:document-meta>
</file>